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Arial" fo:font-size="12pt" fo:language="fr" fo:country="BE" fo:font-weight="normal" officeooo:rsid="0003cd91" officeooo:paragraph-rsid="0012e71c" fo:background-color="#ffffff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" fo:font-size="12pt" fo:language="fr" fo:country="BE" fo:font-weight="normal" officeooo:rsid="0010fb34" officeooo:paragraph-rsid="0012e71c" fo:background-color="#fffff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fr" fo:country="BE" fo:font-weight="normal" officeooo:rsid="0010fb34" officeooo:paragraph-rsid="0012e71c" fo:background-color="#ffffff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fo:language="fr" fo:country="BE" fo:font-weight="normal" officeooo:rsid="00144663" officeooo:paragraph-rsid="0012e71c" fo:background-color="#ffffff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language="fr" fo:country="BE" fo:font-weight="normal" officeooo:rsid="000d4620" officeooo:paragraph-rsid="0012e71c" fo:background-color="#ffffff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language="fr" fo:country="BE" fo:font-weight="normal" officeooo:rsid="000e166e" officeooo:paragraph-rsid="0012e71c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fr" fo:country="BE" fo:font-weight="normal" officeooo:rsid="000e166e" officeooo:paragraph-rsid="0012e71c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fr" fo:country="BE" fo:font-weight="normal" officeooo:rsid="00168b8b" officeooo:paragraph-rsid="00168b8b" fo:background-color="#fffff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fo:language="fr" fo:country="BE" fo:font-weight="normal" officeooo:rsid="00199d4c" officeooo:paragraph-rsid="00199d4c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fr" fo:country="BE" fo:font-weight="normal" officeooo:rsid="0003cd91" officeooo:paragraph-rsid="0012e71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normal" officeooo:rsid="001b3821" officeooo:paragraph-rsid="00152248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22pt" fo:font-weight="normal" officeooo:rsid="001b3821" officeooo:paragraph-rsid="00152248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22pt" fo:language="fr" fo:country="BE" fo:font-weight="normal" officeooo:rsid="0016d604" officeooo:paragraph-rsid="0016d604" fo:background-color="#ffffff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language="fr" fo:country="BE" fo:font-weight="normal" officeooo:rsid="0016d604" officeooo:paragraph-rsid="0016d604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language="fr" fo:country="BE" fo:font-weight="normal" officeooo:rsid="0016d604" officeooo:paragraph-rsid="0016ff69" fo:background-color="#fffff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language="fr" fo:country="BE" fo:font-weight="normal" officeooo:rsid="0016d604" officeooo:paragraph-rsid="001bfa2a" fo:background-color="#ffffff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 fo:line-height="100%" fo:text-align="center" style:justify-single-word="false"/>
      <style:text-properties style:font-name="Arial" fo:font-size="12pt" fo:language="fr" fo:country="BE" fo:font-weight="normal" officeooo:rsid="001bfa2a" officeooo:paragraph-rsid="001bfa2a" fo:background-color="#fffff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language="fr" fo:country="BE" officeooo:rsid="001bfa2a" officeooo:paragraph-rsid="001bfa2a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language="fr" fo:country="BE" officeooo:rsid="001bfa2a" officeooo:paragraph-rsid="001f572a" style:font-size-asian="12pt" style:font-size-complex="12pt"/>
    </style:style>
    <style:style style:name="P20" style:family="paragraph" style:parent-style-name="Heading_20_2">
      <style:paragraph-properties fo:margin-left="0cm" fo:margin-right="0cm" fo:text-indent="0cm" style:auto-text-indent="false"/>
      <style:text-properties style:font-name="Arial" fo:font-size="12pt" fo:language="fr" fo:country="FR" officeooo:rsid="0012e71c" officeooo:paragraph-rsid="0012e71c" style:font-size-asian="12pt" style:font-size-complex="12pt"/>
    </style:style>
    <style:style style:name="P21" style:family="paragraph" style:parent-style-name="Heading_20_2" style:list-style-name="L1">
      <style:paragraph-properties fo:margin-left="0cm" fo:margin-right="0cm" fo:text-indent="0cm" style:auto-text-indent="false"/>
      <style:text-properties style:font-name="Arial" fo:font-size="12pt" fo:language="fr" fo:country="FR" officeooo:rsid="0012e71c" officeooo:paragraph-rsid="0012e71c" style:font-size-asian="12pt" style:font-size-complex="12pt"/>
    </style:style>
    <style:style style:name="P22" style:family="paragraph" style:parent-style-name="Heading_20_2" style:list-style-name="L1">
      <style:paragraph-properties fo:margin-left="0cm" fo:margin-right="0cm" fo:text-indent="0cm" style:auto-text-indent="false"/>
      <style:text-properties style:font-name="Arial" fo:font-size="12pt" fo:language="fr" fo:country="FR" officeooo:rsid="0018d300" officeooo:paragraph-rsid="0018d300" style:font-size-asian="12pt" style:font-size-complex="12pt"/>
    </style:style>
    <style:style style:name="P23" style:family="paragraph" style:parent-style-name="Title">
      <style:paragraph-properties fo:margin-top="0cm" fo:margin-bottom="0cm" loext:contextual-spacing="false" fo:text-align="center" style:justify-single-word="false"/>
      <style:text-properties style:font-name="Arial" fo:font-size="18pt" fo:font-weight="normal" officeooo:rsid="001b3821" officeooo:paragraph-rsid="00152248" style:font-size-asian="18pt" style:font-weight-asian="normal" style:font-size-complex="18pt" style:font-weight-complex="normal"/>
    </style:style>
    <style:style style:name="P24" style:family="paragraph" style:parent-style-name="Heading_20_1">
      <style:paragraph-properties fo:margin-top="0cm" fo:margin-bottom="0cm" loext:contextual-spacing="false" fo:line-height="100%" fo:text-align="center" style:justify-single-word="false"/>
      <style:text-properties style:font-name="Arial" fo:font-size="22pt" fo:font-weight="normal" officeooo:rsid="001b3821" officeooo:paragraph-rsid="00152248" style:font-size-asian="22pt" style:font-weight-asian="normal" style:font-size-complex="22pt" style:font-weight-complex="normal"/>
    </style:style>
    <style:style style:name="P25" style:family="paragraph" style:parent-style-name="Heading_20_1">
      <style:paragraph-properties fo:margin-top="0cm" fo:margin-bottom="0cm" loext:contextual-spacing="false" fo:line-height="100%" fo:text-align="center" style:justify-single-word="false"/>
      <style:text-properties style:font-name="Arial" fo:font-size="22pt" fo:language="fr" fo:country="BE" fo:font-weight="normal" officeooo:rsid="0016d604" officeooo:paragraph-rsid="0016d604" fo:background-color="#ffffff" style:font-size-asian="22pt" style:font-weight-asian="normal" style:font-size-complex="22pt" style:font-weight-complex="normal"/>
    </style:style>
    <style:style style:name="T1" style:family="text">
      <style:text-properties officeooo:rsid="0007d620"/>
    </style:style>
    <style:style style:name="T2" style:family="text">
      <style:text-properties officeooo:rsid="000b7995"/>
    </style:style>
    <style:style style:name="T3" style:family="text">
      <style:text-properties fo:color="#b7b7b7" fo:font-size="36pt" fo:font-style="italic" style:font-size-asian="36pt" style:font-style-asian="italic" style:font-size-complex="36pt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font-style="italic" officeooo:rsid="0016d604" style:font-style-asian="italic"/>
    </style:style>
    <style:style style:name="T6" style:family="text">
      <style:text-properties fo:color="#000000" fo:font-style="italic" officeooo:rsid="0016ff69" style:font-style-asian="italic"/>
    </style:style>
    <style:style style:name="T7" style:family="text">
      <style:text-properties fo:color="#000000" fo:font-style="italic" officeooo:rsid="001bfa2a" style:font-style-asian="italic"/>
    </style:style>
    <style:style style:name="T8" style:family="text">
      <style:text-properties fo:color="#000000" fo:font-style="italic" fo:font-weight="normal" officeooo:rsid="0016d604" fo:background-color="#ffffff" loext:char-shading-value="0" style:font-style-asian="italic" style:font-weight-asian="normal" style:font-weight-complex="normal"/>
    </style:style>
    <style:style style:name="T9" style:family="text">
      <style:text-properties fo:color="#000000" fo:font-style="italic" fo:font-weight="normal" officeooo:rsid="001f572a" fo:background-color="#ffffff" loext:char-shading-value="0" style:font-style-asian="italic" style:font-weight-asian="normal" style:font-weight-complex="normal"/>
    </style:style>
    <style:style style:name="T10" style:family="text">
      <style:text-properties fo:color="#000000" fo:font-size="36pt" fo:font-style="italic" style:font-size-asian="36pt" style:font-style-asian="italic" style:font-size-complex="36pt"/>
    </style:style>
    <style:style style:name="T11" style:family="text">
      <style:text-properties officeooo:rsid="00171988"/>
    </style:style>
    <style:style style:name="T12" style:family="text">
      <style:text-properties officeooo:rsid="00181938"/>
    </style:style>
    <style:style style:name="T13" style:family="text">
      <style:text-properties officeooo:rsid="001b18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">LE PROJET</text:span></text:p>
      <text:p text:style-name="P11"><text:span text:style-name="T10"/></text:p>
      <text:p text:style-name="P24"><text:span text:style-name="T4">Créer un Miroir connecté</text:span></text:p>
      <text:p text:style-name="P12"><text:span text:style-name="T4"/></text:p>
      <text:p text:style-name="P25"><text:span text:style-name="T4">PRÉAMBULE</text:span></text:p>
      <text:p text:style-name="P13"><text:span text:style-name="T4"/></text:p>
      <text:p text:style-name="P19"><text:span text:style-name="T8">« Nous avons effectué des recherches sur internet, </text:span><text:span text:style-name="T9">et </text:span><text:span text:style-name="T8">nous nous sommes aperçu que ce qui existait déjà étai</text:span><text:span text:style-name="T9">ent</text:span><text:span text:style-name="T8"> de simple</text:span><text:span text:style-name="T9">s</text:span><text:span text:style-name="T8"> miroirs qui faisait office d’écran</text:span><text:span text:style-name="T9">s</text:span><text:span text:style-name="T8"> et affichai</text:span><text:span text:style-name="T9">ent </text:span><text:span text:style-name="T8">quelques information</text:span><text:span text:style-name="T9">s</text:span><text:span text:style-name="T8"> tel que l’heure, la date et la météo.</text:span></text:p>
      <text:p text:style-name="P19"><text:span text:style-name="T8">Il pouvait également réagir </text:span><text:span text:style-name="T9">à</text:span><text:span text:style-name="T8"> des geste</text:span><text:span text:style-name="T9">s</text:span><text:span text:style-name="T8"> simple</text:span><text:span text:style-name="T9">s</text:span><text:span text:style-name="T8"> pour passer d’une information à une autre.</text:span></text:p>
      <text:p text:style-name="P19"><text:span text:style-name="T8"/></text:p>
      <text:p text:style-name="P19"><text:span text:style-name="T8">Ces objets sont assez onéreu et complex à réaliser. </text:span></text:p>
      <text:p text:style-name="P19"><text:span text:style-name="T8"/></text:p>
      <text:p text:style-name="P19"><text:span text:style-name="T8">Nous avons donc décidé de prendre une autre direction et de proposer une vision plus personnelle, entendons par là expérimentale.. »</text:span></text:p>
      <text:p text:style-name="P18"><text:span text:style-name="T8"/></text:p>
      <text:p text:style-name="P18"><text:span text:style-name="T8"/></text:p>
      <text:h text:style-name="P20" text:outline-level="2"><text:span text:style-name="T11">NOTRE </text:span>OBJECTIF</text:h>
      <text:list xml:id="list3154422914408493494" text:style-name="L1">
        <text:list-item>
          <text:p text:style-name="P4">Développer un appareil connecté qui permettent une interaction.</text:p>
        </text:list-item>
        <text:list-item>
          <text:p text:style-name="P4">Développer une IA <text:span text:style-name="T12">qui s’appui sur la</text:span> reconna<text:span text:style-name="T12">issance</text:span> <text:span text:style-name="T12">faciale</text:span>.</text:p>
        </text:list-item>
        <text:list-item>
          <text:p text:style-name="P2">Afficher un reflet selon les paramètres personnels (Via un formulaire)</text:p>
        </text:list-item>
      </text:list>
      <text:p text:style-name="P10"/>
      <text:list xml:id="list155128313350489" text:continue-numbering="true" text:style-name="L1">
        <text:list-item>
          <text:list>
            <text:list-header>
              <text:h text:style-name="P21" text:outline-level="2">FONCTIONS</text:h>
            </text:list-header>
          </text:list>
        </text:list-item>
        <text:list-item>
          <text:p text:style-name="P1">Interpr<text:span text:style-name="T1">é</text:span>te<text:span text:style-name="T1">r</text:span> les données récupérées depuis un formulaire.</text:p>
        </text:list-item>
        <text:list-item>
          <text:p text:style-name="P1">Reconnaissance Faciale <text:span text:style-name="T2">+ Tracking (traits et formes du visage).</text:span></text:p>
        </text:list-item>
        <text:list-item>
          <text:p text:style-name="P5">Reconnaissance Phonétique</text:p>
        </text:list-item>
        <text:list-item>
          <text:p text:style-name="P6">Hologramme</text:p>
        </text:list-item>
      </text:list>
      <text:p text:style-name="P7"/>
      <text:list xml:id="list155128762131555" text:continue-numbering="true" text:style-name="L1">
        <text:list-item>
          <text:list>
            <text:list-header>
              <text:h text:style-name="P22" text:outline-level="2">MATÉRIEL</text:h>
            </text:list-header>
          </text:list>
        </text:list-item>
        <text:list-item>
          <text:p text:style-name="P2">Webcam</text:p>
        </text:list-item>
        <text:list-item>
          <text:p text:style-name="P9">Écran <text:span text:style-name="T13">LCD</text:span></text:p>
        </text:list-item>
        <text:list-item>
          <text:p text:style-name="P9">Socle</text:p>
        </text:list-item>
        <text:list-item>
          <text:p text:style-name="P9">Boîtier pour le visuel</text:p>
        </text:list-item>
        <text:list-item>
          <text:p text:style-name="P9">Plexiglas</text:p>
        </text:list-item>
      </text:list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2cm" fo:margin-right="0cm" fo:margin-top="0cm" fo:margin-bottom="0cm" loext:contextual-spacing="false" fo:text-indent="-1.02cm" style:auto-text-indent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20pt" fo:font-style="normal" style:text-underline-style="none" fo:font-weight="bold" style:font-name-asian="Trebuchet MS1" style:font-family-asian="'Trebuchet MS'" style:font-family-generic-asian="system" style:font-pitch-asian="variable" style:font-size-asian="20pt" style:font-style-asian="normal" style:font-weight-asian="bold" style:font-name-complex="Trebuchet MS1" style:font-family-complex="'Trebuchet MS'" style:font-family-generic-complex="system" style:font-pitch-complex="variable" style:font-size-complex="20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21pt" fo:font-style="normal" style:text-underline-style="none" fo:font-weight="normal" style:font-name-asian="Trebuchet MS1" style:font-family-asian="'Trebuchet MS'" style:font-family-generic-asian="system" style:font-pitch-asian="variable" style:font-size-asian="21pt" style:font-style-asian="normal" style:font-weight-asian="normal" style:font-name-complex="Trebuchet MS1" style:font-family-complex="'Trebuchet MS'" style:font-family-generic-complex="system" style:font-pitch-complex="variable" style:font-size-complex="21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0:07:38.372000000</meta:creation-date>
    <dc:date>2017-01-24T15:25:21.727000000</dc:date>
    <meta:editing-duration>PT1H1M20S</meta:editing-duration>
    <meta:editing-cycles>28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2" meta:word-count="163" meta:character-count="992" meta:non-whitespace-character-count="864"/>
  </office:meta>
</office:document-meta>
</file>